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TDT_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3" table:formula="of:=SUM([.D7:.D27])" office:value-type="float" office:value="96" calcext:value-type="float">
            <text:p>96</text:p>
          </table:table-cell>
          <table:table-cell table:formula="of:=[.D2]/4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style-name="ce4" table:formula="of:=2160-48" office:value-type="float" office:value="2112" calcext:value-type="float">
            <text:p>211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b bi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ale</text:p>
          </table:table-cell>
          <table:table-cell/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t (m)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00000" calcext:value-type="float">
            <text:p>1300000</text:p>
          </table:table-cell>
          <table:table-cell table:formula="of:=-[.E7]" office:value-type="float" office:value="-0" calcext:value-type="float">
            <text:p>0</text:p>
          </table:table-cell>
          <table:table-cell table:formula="of:=(2^[.D7]-1)/([.F7]-[.E7])" office:value-type="float" office:value="1.61319307692308" calcext:value-type="float">
            <text:p>1,6131930769</text:p>
          </table:table-cell>
          <table:table-cell/>
          <table:table-cell table:formula="of:=1/[.H7]" office:value-type="float" office:value="0.619888601249982" calcext:value-type="float">
            <text:p>0,6198886012</text:p>
          </table:table-cell>
        </table:table-row>
        <table:table-row table:style-name="ro1">
          <table:table-cell table:formula="of:=[.A7]+[.D7]"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(m)</text:p>
          </table:table-cell>
          <table:table-cell office:value-type="float" office:value="21" calcext:value-type="float">
            <text:p>2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200000" calcext:value-type="float">
            <text:p>7200000</text:p>
          </table:table-cell>
          <table:table-cell table:formula="of:=-[.E8]" office:value-type="float" office:value="-6000000" calcext:value-type="float">
            <text:p>-6000000</text:p>
          </table:table-cell>
          <table:table-cell table:formula="of:=(2^[.D8]-1)/([.F8]-[.E8])" office:value-type="float" office:value="1.74762583333333" calcext:value-type="float">
            <text:p>1,7476258333</text:p>
          </table:table-cell>
          <table:table-cell/>
          <table:table-cell table:formula="of:=1/[.H8]" office:value-type="float" office:value="0.572204862692291" calcext:value-type="float">
            <text:p>0,5722048627</text:p>
          </table:table-cell>
        </table:table-row>
        <table:table-row table:style-name="ro1">
          <table:table-cell table:formula="of:=[.A8]+[.D8]" office:value-type="float" office:value="42" calcext:value-type="float">
            <text:p>42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(m/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-[.E9]" office:value-type="float" office:value="-0" calcext:value-type="float">
            <text:p>0</text:p>
          </table:table-cell>
          <table:table-cell table:formula="of:=(2^[.D9]-1)/([.F9]-[.E9])" office:value-type="float" office:value="51" calcext:value-type="float">
            <text:p>51</text:p>
          </table:table-cell>
          <table:table-cell/>
          <table:table-cell table:formula="of:=1/[.H9]" office:value-type="float" office:value="0.0196078431372549" calcext:value-type="float">
            <text:p>0,0196078431</text:p>
          </table:table-cell>
        </table:table-row>
        <table:table-row table:style-name="ro1">
          <table:table-cell table:formula="of:=[.A9]+[.D9]" office:value-type="float" office:value="50" calcext:value-type="float">
            <text:p>50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(degree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formula="of:=-[.E10]" office:value-type="float" office:value="-0" calcext:value-type="float">
            <text:p>0</text:p>
          </table:table-cell>
          <table:table-cell table:formula="of:=(2^[.D10]-1)/([.F10]-[.E10])" office:value-type="float" office:value="0.710306406685237" calcext:value-type="float">
            <text:p>0,7103064067</text:p>
          </table:table-cell>
          <table:table-cell/>
          <table:table-cell table:formula="of:=1/[.H10]" office:value-type="float" office:value="1.4078431372549" calcext:value-type="float">
            <text:p>1,4078431373</text:p>
          </table:table-cell>
        </table:table-row>
        <table:table-row table:style-name="ro1">
          <table:table-cell table:formula="of:=[.A10]+[.D10]" office:value-type="float" office:value="58" calcext:value-type="float">
            <text:p>58</text:p>
          </table:table-cell>
          <table:table-cell office:value-type="string" calcext:value-type="string">
            <text:p>Sta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11]+[.D11]" office:value-type="float" office:value="66" calcext:value-type="float">
            <text:p>66</text:p>
          </table:table-cell>
          <table:table-cell office:value-type="string" calcext:value-type="string">
            <text:p>Batteries1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2]" office:value-type="float" office:value="-9" calcext:value-type="float">
            <text:p>-9</text:p>
          </table:table-cell>
          <table:table-cell table:formula="of:=(2^[.D12]-1)/([.F12]-[.E12])" office:value-type="float" office:value="9.11764705882353" calcext:value-type="float">
            <text:p>9,1176470588</text:p>
          </table:table-cell>
          <table:table-cell/>
          <table:table-cell table:formula="of:=1/[.H12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2]+[.D12]" office:value-type="float" office:value="71" calcext:value-type="float">
            <text:p>71</text:p>
          </table:table-cell>
          <table:table-cell office:value-type="string" calcext:value-type="string">
            <text:p>Batteries2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3]" office:value-type="float" office:value="-9" calcext:value-type="float">
            <text:p>-9</text:p>
          </table:table-cell>
          <table:table-cell table:formula="of:=(2^[.D13]-1)/([.F13]-[.E13])" office:value-type="float" office:value="9.11764705882353" calcext:value-type="float">
            <text:p>9,1176470588</text:p>
          </table:table-cell>
          <table:table-cell/>
          <table:table-cell table:formula="of:=1/[.H13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3]+[.D13]" office:value-type="float" office:value="76" calcext:value-type="float">
            <text:p>76</text:p>
          </table:table-cell>
          <table:table-cell office:value-type="string" calcext:value-type="string">
            <text:p>Batteries3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4]" office:value-type="float" office:value="-9" calcext:value-type="float">
            <text:p>-9</text:p>
          </table:table-cell>
          <table:table-cell table:formula="of:=(2^[.D14]-1)/([.F14]-[.E14])" office:value-type="float" office:value="9.11764705882353" calcext:value-type="float">
            <text:p>9,1176470588</text:p>
          </table:table-cell>
          <table:table-cell/>
          <table:table-cell table:formula="of:=1/[.H14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4]+[.D14]" office:value-type="float" office:value="81" calcext:value-type="float">
            <text:p>81</text:p>
          </table:table-cell>
          <table:table-cell office:value-type="string" calcext:value-type="string">
            <text:p>Batteries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5]" office:value-type="float" office:value="-9" calcext:value-type="float">
            <text:p>-9</text:p>
          </table:table-cell>
          <table:table-cell table:formula="of:=(2^[.D15]-1)/([.F15]-[.E15])" office:value-type="float" office:value="9.11764705882353" calcext:value-type="float">
            <text:p>9,1176470588</text:p>
          </table:table-cell>
          <table:table-cell/>
          <table:table-cell table:formula="of:=1/[.H15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5]+[.D15]" office:value-type="float" office:value="86" calcext:value-type="float">
            <text:p>86</text:p>
          </table:table-cell>
          <table:table-cell office:value-type="string" calcext:value-type="string">
            <text:p>Depressure</text:p>
          </table:table-cell>
          <table:table-cell office:value-type="string" calcext:value-type="string">
            <text:p>mBar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table:formula="of:=-[.E16]" office:value-type="float" office:value="-680" calcext:value-type="float">
            <text:p>-680</text:p>
          </table:table-cell>
          <table:table-cell table:formula="of:=(2^[.D16]-1)/([.F16]-[.E16])" office:value-type="float" office:value="0.125" calcext:value-type="float">
            <text:p>0,125</text:p>
          </table:table-cell>
          <table:table-cell/>
          <table:table-cell table:formula="of:=1/[.H16]" office:value-type="float" office:value="8" calcext:value-type="float">
            <text:p>8</text:p>
          </table:table-cell>
        </table:table-row>
        <table:table-row table:style-name="ro1">
          <table:table-cell table:formula="of:=[.A16]+[.D16]" office:value-type="float" office:value="90" calcext:value-type="float">
            <text:p>90</text:p>
          </table:table-cell>
          <table:table-cell office:value-type="string" calcext:value-type="string">
            <text:p>Temeprature</text:p>
          </table:table-cell>
          <table:table-cell office:value-type="string" calcext:value-type="string">
            <text:p>degre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-[.E17]" office:value-type="float" office:value="-8" calcext:value-type="float">
            <text:p>-8</text:p>
          </table:table-cell>
          <table:table-cell table:formula="of:=(2^[.D17]-1)/([.F17]-[.E17])" office:value-type="float" office:value="1.5" calcext:value-type="float">
            <text:p>1,5</text:p>
          </table:table-cell>
          <table:table-cell/>
          <table:table-cell table:formula="of:=1/[.H17]" office:value-type="float" office:value="0.666666666666667" calcext:value-type="float">
            <text:p>0,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7:20:14.16785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2:04:41.035772405</meta:creation-date>
    <dc:date>2018-07-23T18:27:58.596921720</dc:date>
    <meta:editing-duration>PT3H45M29S</meta:editing-duration>
    <meta:editing-cycles>22</meta:editing-cycles>
    <meta:generator>LibreOffice/5.1.6.2$Linux_X86_64 LibreOffice_project/10m0$Build-2</meta:generator>
    <dc:creator>Thomas Le Mézo</dc:creator>
    <meta:document-statistic meta:table-count="1" meta:cell-count="106" meta:object-count="0"/>
  </office:meta>
</office:document-meta>
</file>